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textarea-horizontal-align="justify" draw:textarea-vertical-align="middle" draw:auto-grow-height="false" fo:min-height="4.829cm" fo:min-width="9.343cm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4.829cm" fo:min-width="18.551cm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2.288cm" fo:min-width="6.803cm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2.288cm" fo:min-width="6.48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42cm" svg:height="5.08cm" svg:x="0.682cm" svg:y="6.715cm">
          <text:p text:style-name="P1"><text:span text:style-name="T1">Trening wstępny</text:span></text:p>
          <text:p text:style-name="P1"><text:span text:style-name="T2">Zgadywanie następnej cześci tekstu </text:span></text:p>
          <draw:enhanced-geometry svg:viewBox="0 0 21600 21600" draw:text-areas="0 0 21600 21600" draw:type="pentagon-right" draw:modifiers="17417.372752209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9.05cm" svg:height="5.08cm" svg:x="9.572cm" svg:y="6.715cm">
          <text:p/>
          <draw:enhanced-geometry svg:viewBox="0 0 21600 21600" draw:mirror-horizontal="false" draw:mirror-vertical="false" draw:text-areas="0 0 21600 21600" draw:type="chevron" draw:modifiers="19525.14828617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3" draw:layer="layout" svg:width="3.956cm" svg:height="0.965cm" svg:x="17.41cm" svg:y="6.77cm">
          <draw:text-box>
            <text:p><text:span text:style-name="T1">Dostrajanie</text:span></text:p>
          </draw:text-box>
        </draw:frame>
        <draw:custom-shape draw:style-name="gr4" draw:text-style-name="P4" draw:layer="layout" svg:width="7.303cm" svg:height="2.54cm" svg:x="19.637cm" svg:y="7.985cm">
          <text:p text:style-name="P4"><text:span text:style-name="T3">Uczenie przez interakcję z człowieki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6.985cm" svg:height="2.54cm" svg:x="12.112cm" svg:y="7.985cm">
          <text:p text:style-name="P4"><text:span text:style-name="T3">Trening na zbiorze dialogów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7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1T18:32:40.658000000</meta:creation-date>
    <dc:date>2023-08-19T22:23:39.376000000</dc:date>
    <meta:editing-duration>PT26M</meta:editing-duration>
    <meta:editing-cycles>3</meta:editing-cycles>
    <meta:generator>LibreOffice/7.4.1.2$Windows_X86_64 LibreOffice_project/3c58a8f3a960df8bc8fd77b461821e42c061c5f0</meta:generator>
    <meta:document-statistic meta:object-count="5"/>
  </office:meta>
</office:document-meta>
</file>